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4" style:family="paragraph" style:parent-style-name="Standard">
      <style:text-properties style:font-name="DejaVu Sans" fo:font-size="10pt" style:font-size-asian="10pt" style:font-size-complex="10pt"/>
    </style:style>
    <style:style style:name="P5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officeooo:rsid="00216212" officeooo:paragraph-rsid="00256d12"/>
    </style:style>
    <style:style style:name="P8" style:family="paragraph" style:parent-style-name="Titulo">
      <style:text-properties fo:font-variant="normal" fo:text-transform="none"/>
    </style:style>
    <style:style style:name="P9" style:family="paragraph" style:parent-style-name="Text_20_body">
      <style:text-properties fo:color="#336633" loext:opacity="100%" fo:font-size="14pt" style:font-size-asian="14pt" style:font-size-complex="14pt"/>
    </style:style>
    <style:style style:name="P10" style:family="paragraph" style:parent-style-name="Text_20_body">
      <style:text-properties officeooo:rsid="00190700" officeooo:paragraph-rsid="00190700"/>
    </style:style>
    <style:style style:name="P11" style:family="paragraph" style:parent-style-name="Text_20_body">
      <style:text-properties officeooo:rsid="00190700" officeooo:paragraph-rsid="00208f8b"/>
    </style:style>
    <style:style style:name="P12" style:family="paragraph" style:parent-style-name="Text_20_body">
      <style:text-properties officeooo:rsid="00208f8b" officeooo:paragraph-rsid="00208f8b"/>
    </style:style>
    <style:style style:name="P13" style:family="paragraph" style:parent-style-name="Text_20_body">
      <style:text-properties officeooo:rsid="00223555" officeooo:paragraph-rsid="00223555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Standard" style:master-page-name="Index">
      <style:paragraph-properties style:page-number="auto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b72b6" style:font-size-asian="12pt" style:font-size-complex="12pt"/>
    </style:style>
    <style:style style:name="P19" style:family="paragraph" style:parent-style-name="Standard">
      <style:text-properties style:font-name="Calibri" fo:font-size="12pt" officeooo:paragraph-rsid="002b72b6" style:font-size-asian="12pt" style:font-size-complex="12pt"/>
    </style:style>
    <style:style style:name="P20" style:family="paragraph" style:parent-style-name="Standard">
      <style:text-properties style:font-name="Calibri" fo:font-size="12pt" fo:language="en" fo:country="US" officeooo:paragraph-rsid="002b72b6" style:font-size-asian="12pt" style:font-size-complex="12pt"/>
    </style:style>
    <style:style style:name="P21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72b6" style:text-blinking="false" fo:background-color="transparent" style:font-size-asian="12pt" style:font-size-complex="12pt"/>
    </style:style>
    <style:style style:name="P23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4" style:family="paragraph" style:parent-style-name="Standard">
      <style:text-properties fo:font-variant="normal" fo:text-transform="none" fo:color="#336633" loext:opacity="100%" style:font-name="Calibri" fo:font-size="24pt" fo:font-weight="normal" style:font-size-asian="24pt" style:font-weight-asian="normal" style:font-size-complex="24pt" style:font-weight-complex="normal"/>
    </style:style>
    <style:style style:name="P25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b72b6"/>
    </style:style>
    <style:style style:name="P2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fo:language="en" fo:country="US" officeooo:paragraph-rsid="002b72b6"/>
    </style:style>
    <style:style style:name="P27" style:family="paragraph" style:parent-style-name="Standard">
      <style:text-properties fo:text-transform="uppercase"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28" style:family="paragraph" style:parent-style-name="Standard" style:master-page-name="First_20_Page">
      <style:paragraph-properties style:page-number="auto"/>
      <style:text-properties officeooo:paragraph-rsid="002b72b6"/>
    </style:style>
    <style:style style:name="P29" style:family="paragraph" style:parent-style-name="Standard">
      <style:text-properties officeooo:paragraph-rsid="002b72b6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b72b6" style:font-size-asian="24pt" style:font-weight-asian="bold" style:font-size-complex="24pt" style:font-weight-complex="bold"/>
    </style:style>
    <style:style style:name="P3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b72b6" style:text-blinking="false" fo:background-color="transparent" loext:padding="0cm" loext:border="none"/>
    </style:style>
    <style:style style:name="P32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72b6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b72b6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officeooo:rsid="00208f8b" officeooo:paragraph-rsid="00208f8b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b72b6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874ed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officeooo:rsid="00190700"/>
    </style:style>
    <style:style style:name="T15" style:family="text">
      <style:text-properties officeooo:rsid="00208f8b"/>
    </style:style>
    <style:style style:name="T16" style:family="text">
      <style:text-properties officeooo:rsid="00273553"/>
    </style:style>
    <style:style style:name="T17" style:family="text">
      <style:text-properties officeooo:rsid="00285e9b"/>
    </style:style>
    <style:style style:name="T18" style:family="text">
      <style:text-properties officeooo:rsid="002a2799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officeooo:rsid="002332ea"/>
    </style:style>
    <style:style style:name="T22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2" text:name="NumeroTema"/>
        <text:user-field-decl office:value-type="string" office:string-value="Scripting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6"/>
          <text:p text:style-name="P6"><text:user-field-get text:name="Modulo">Computer Systems</text:user-field-get></text:p>
          <text:p text:style-name="P6">CFGS DAW</text:p>
        </draw:text-box>
      </draw:frame>
      <text:p text:style-name="P28"/>
      <text:p text:style-name="P29"/>
      <text:p text:style-name="P29"/>
      <text:p text:style-name="P29"/>
      <text:p text:style-name="P30"><text:span text:style-name="T7">Computer Systems – </text:span><text:span text:style-name="T8">Activities </text:span><text:span text:style-name="T9">2</text:span><text:span text:style-name="T10"><text:line-break/></text:span><text:span text:style-name="T11">UD </text:span><text:span text:style-name="T12">12</text:span><text:span text:style-name="T11">. </text:span><text:span text:style-name="T12">(EXTRA) </text:span><text:span text:style-name="T19"><text:user-field-get text:name="Tema">Scripting</text:user-field-get></text:span></text:p>
      <text:p text:style-name="P31"><draw:frame draw:style-name="fr2" draw:name="Imagen6" text:anchor-type="as-char" svg:width="1.244cm" svg:height="0.159cm" draw:z-index="2"><draw:image xlink:href="Pictures/100000010000002F00000006F3EBFA0F8BCC7CC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34">Sergio García / Alfredo Oltra</text:p>
      <text:p text:style-name="P2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25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35">20<text:span text:style-name="T21">22</text:span>/20<text:span text:style-name="T22">2</text:span><text:span text:style-name="T21">3</text:span></text:p>
      <text:p text:style-name="P18"><text:tab/><text:tab/><text:tab/><text:tab/><text:tab/><text:tab/><text:tab/><text:tab/><text:tab/><text:tab/>Versión:<text:date style:data-style-name="N104" text:date-value="2022-06-02T17:10:57.834690227">220602</text:date>.<text:time style:data-style-name="N105" text:time-value="2022-06-02T17:10:57.834847387">1710</text:time></text:p>
      <text:p text:style-name="P19"/>
      <text:p text:style-name="P26"><text:span text:style-name="T13"/></text:p>
      <text:p text:style-name="P20"/>
      <text:p text:style-name="P20"/>
      <text:p text:style-name="Standard"/>
      <text:p text:style-name="P15"/>
      <text:p text:style-name="P9">Licencia</text:p>
      <text:p text:style-name="Standard"/>
      <text:p text:style-name="P5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4"/>
      <text:p text:style-name="P4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P14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4"><text:span text:style-name="T3"> </text:span>Atención. Hace referencia a un tipo de actividad donde los alumnos suelen cometer equivocaciones. </text:p>
      <text:p text:style-name="P14"/>
      <text:p text:style-name="P14"/>
      <text:h text:style-name="Heading_20_1" text:outline-level="1" text:is-list-header="true"/>
      <text:p text:style-name="Standard"/>
      <text:p text:style-name="Standard"/>
      <text:p text:style-name="Standard"/>
      <text:p text:style-name="P16"/>
      <text:p text:style-name="Titulo">UD0<text:user-field-get text:name="NumeroTema">12</text:user-field-get>. <text:user-field-get text:name="Tema">Scripting</text:user-field-get></text:p>
      <text:p text:style-name="P8">Activities <text:span text:style-name="T15">(II)</text:span></text:p>
      <text:p text:style-name="P7">Use forums to ask questions or help your classmates :) Don’t share solutions.</text:p>
      <text:h text:style-name="Heading_20_2" text:outline-level="2">Activity 1</text:h>
      <text:p text:style-name="P11">a) <text:span text:style-name="T15">Create an script that asks a number and checks if that number is prime or not. Remember prime definition </text:span><text:a xlink:type="simple" xlink:href="https://en.wikipedia.org/wiki/Prime_number" text:style-name="Internet_20_link" text:visited-style-name="Visited_20_Internet_20_Link"><text:span text:style-name="T15">https://en.wikipedia.org/wiki/Prime_number</text:span></text:a></text:p>
      <text:p text:style-name="P11">b) Create an script that ask<text:span text:style-name="T15">s</text:span> <text:span text:style-name="T15">a number and calculates its factorial </text:span><text:a xlink:type="simple" xlink:href="https://en.wikipedia.org/wiki/Factorial" text:style-name="Internet_20_link" text:visited-style-name="Visited_20_Internet_20_Link"><text:span text:style-name="T15">https://en.wikipedia.org/wiki/Factorial</text:span></text:a></text:p>
      <text:p text:style-name="P10">c) Create <text:span text:style-name="T15">an script that shows the number of users currently logged in the system.</text:span></text:p>
      <text:p text:style-name="P13"><text:span text:style-name="T4">Tip</text:span>: w or who command and their parameters could be useful to do this script.</text:p>
      <text:p text:style-name="P12">d) Create an scripts that asks an username and shows its home directory. That information should be checked using /etc/passwd file.</text:p>
      <text:p text:style-name="P12">e) We have a file with two columns (name and country) separated by “:” like </text:p>
      <text:p text:style-name="P12">Pedro:Spain</text:p>
      <text:p text:style-name="P12">Juan:Spain</text:p>
      <text:p text:style-name="P12">Mark:Holland</text:p>
      <text:p text:style-name="P12">Vladimir:Russia</text:p>
      <text:p text:style-name="P12">Terry:USA</text:p>
      <text:p text:style-name="P12">We have to create a program that shows only country names. They should be shown <text:span text:style-name="T18">ordered</text:span> descendently by its country name.</text:p>
      <text:p text:style-name="P12">If a country appears more than one time, it should be shown only one time.</text:p>
      <text:p text:style-name="P13"><text:span text:style-name="T4">Tip</text:span>: sort command and their parameters could be useful to do this scrip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2" text:name="NumeroTema"/>
          <text:user-field-decl office:value-type="string" office:string-value="Scripting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Scripting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4H54M48S</meta:editing-duration>
    <meta:editing-cycles>27</meta:editing-cycles>
    <meta:generator>LibreOffice/7.3.3.2$Linux_X86_64 LibreOffice_project/30$Build-2</meta:generator>
    <dc:title>Plantilla CEED</dc:title>
    <meta:initial-creator>Alfredo Oltra Orengo</meta:initial-creator>
    <dc:date>2022-06-02T17:10:57.679433937</dc:date>
    <meta:print-date>2017-04-16T08:07:47.448000000</meta:print-date>
    <meta:document-statistic meta:table-count="0" meta:image-count="2" meta:object-count="0" meta:page-count="3" meta:paragraph-count="37" meta:word-count="329" meta:character-count="2132" meta:non-whitespace-character-count="1815"/>
  </office:meta>
</office:document-meta>
</file>